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5.9583in" fo:margin-left="-0.0854in" fo:margin-right="1.0521in" table:align="margins" style:writing-mode="lr-tb"/>
    </style:style>
    <style:style style:name="Table2.A" style:family="table-column">
      <style:table-column-properties style:column-width="1.9792in" style:rel-column-width="21768*"/>
    </style:style>
    <style:style style:name="Table2.B" style:family="table-column">
      <style:table-column-properties style:column-width="1.8021in" style:rel-column-width="19820*"/>
    </style:style>
    <style:style style:name="Table2.C" style:family="table-column">
      <style:table-column-properties style:column-width="2.1771in" style:rel-column-width="2394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13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0007in solid #000000" fo:border-right="none" fo:border-top="0.0139in solid #000000" fo:border-bottom="0.0139in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139in solid #000000" fo:border-bottom="0.0139in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139in solid #000000" fo:border-bottom="0.0007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07in solid #000000" fo:border-right="none" fo:border-top="0.0139in solid #000000" fo:border-bottom="0.0007in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139in solid #000000" fo:border-bottom="0.0007in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007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2.C3" style:family="table-cell" style:data-style-name="N0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007in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007in solid #000000" style:writing-mode="lr-tb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en" fo:country="GB" style:font-size-asian="14pt" style:font-size-complex="14pt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font-size="28pt" style:font-size-asian="28pt" style:font-size-complex="28pt"/>
    </style:style>
    <style:style style:name="P8" style:family="paragraph" style:parent-style-name="Text_20_body">
      <style:paragraph-properties fo:margin-left="2.25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language="en" fo:country="GB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ndale Mono" fo:font-size="14pt" fo:language="en" fo:country="GB" style:font-size-asian="14pt" style:font-size-complex="14pt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menclature: Sample ID</text:h>
      <text:p text:style-name="P7">1_5_17_1</text:p>
      <text:p text:style-name="P7"><draw:line text:anchor-type="paragraph" draw:z-index="0" draw:style-name="gr1" draw:text-style-name="P12" svg:x1="4.1398in" svg:y1="0.0681in" svg:x2="4.15in" svg:y2="0.7035in"><text:p/></draw:line><draw:line text:anchor-type="paragraph" draw:z-index="1" draw:style-name="gr1" draw:text-style-name="P12" svg:x1="3.6602in" svg:y1="0.0681in" svg:x2="3.702in" svg:y2="0.9953in"><text:p/></draw:line><draw:line text:anchor-type="paragraph" draw:z-index="2" draw:style-name="gr1" draw:text-style-name="P12" svg:x1="3.1602in" svg:y1="0.0992in" svg:x2="3.1705in" svg:y2="1.339in"><text:p/></draw:line><draw:line text:anchor-type="paragraph" draw:z-index="3" draw:style-name="gr1" draw:text-style-name="P12" svg:x1="2.7957in" svg:y1="0.0992in" svg:x2="2.7228in" svg:y2="1.589in"><text:p/></draw:line></text:p>
      <text:p text:style-name="P8"><text:tab/><text:tab/><text:tab/><text:tab/>Experimenter: 1- 7</text:p>
      <text:p text:style-name="P8"><text:tab/><text:tab/><text:tab/>Sample: 1 - 20</text:p>
      <text:p text:style-name="P8"><text:tab/><text:tab/>Replicate: 5 - 7</text:p>
      <text:p text:style-name="P8"><text:tab/>Core experiment: 1</text:p>
      <text:p text:style-name="P8"/>
      <text:list xml:id="list1342145022" text:style-name="L1">
        <text:list-item>
          <text:p text:style-name="P11">Core Experiment: Current Core Experiment number, in our case this is the first core experiment, so number 1.</text:p>
        </text:list-item>
        <text:list-item>
          <text:p text:style-name="P11">Replicate: current replicate, labeled from 5 until 7. See the schedule for exact number.</text:p>
        </text:list-item>
        <text:list-item>
          <text:p text:style-name="P11">Sample: the current timepoint. <text:s/>Controle is 1 until 10, treatment is 11 until 20. e.g.</text:p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1">Replicate 6 </text:span>(Fermenter 2)</text:p>
          </table:table-cell>
          <table:table-cell table:style-name="Table2.B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>Wednesday, Nov 3</text:p>
          </table:table-cell>
          <table:table-cell table:style-name="Table2.B2" office:value-type="string">
            <text:p text:style-name="P5">Con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5">(LL-LL)</text:p>
          </table:table-cell>
          <table:table-cell table:style-name="Table2.B3" office:value-type="string">
            <text:p text:style-name="P6">9.00 (-60)</text:p>
          </table:table-cell>
          <table:table-cell table:style-name="Table2.C3" office:value-type="float" office:value="1">
            <text:p text:style-name="P6">1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0.00 (0</text:span><text:span text:style-name="T2">)</text:span></text:p>
          </table:table-cell>
          <table:table-cell table:style-name="Table2.C3" office:value-type="float" office:value="2">
            <text:p text:style-name="P3">2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0.05</text:span><text:span text:style-name="T2"> (5)</text:span></text:p>
          </table:table-cell>
          <table:table-cell table:style-name="Table2.C3" office:value-type="float" office:value="3">
            <text:p text:style-name="P3">3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0.1</text:span><text:span text:style-name="T2">0 (10)</text:span></text:p>
          </table:table-cell>
          <table:table-cell table:style-name="Table2.C3" office:value-type="float" office:value="4">
            <text:p text:style-name="P3">4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0.2</text:span><text:span text:style-name="T2">0 (20)</text:span></text:p>
          </table:table-cell>
          <table:table-cell table:style-name="Table2.C3" office:value-type="float" office:value="5">
            <text:p text:style-name="P3">5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0.40 (40</text:span><text:span text:style-name="T2">)</text:span></text:p>
          </table:table-cell>
          <table:table-cell table:style-name="Table2.C3" office:value-type="float" office:value="6">
            <text:p text:style-name="P3">6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1</text:span><text:span text:style-name="T2">.00 (60)</text:span></text:p>
          </table:table-cell>
          <table:table-cell table:style-name="Table2.C3" office:value-type="float" office:value="7">
            <text:p text:style-name="P3">7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2.00 (120</text:span><text:span text:style-name="T2">)</text:span></text:p>
          </table:table-cell>
          <table:table-cell table:style-name="Table2.C3" office:value-type="float" office:value="8">
            <text:p text:style-name="P3">8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4.00 (240</text:span><text:span text:style-name="T2">)</text:span></text:p>
          </table:table-cell>
          <table:table-cell table:style-name="Table2.C3" office:value-type="float" office:value="9">
            <text:p text:style-name="P3">9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8.00 (480</text:span><text:span text:style-name="T2">)</text:span></text:p>
          </table:table-cell>
          <table:table-cell table:style-name="Table2.C3" office:value-type="float" office:value="10">
            <text:p text:style-name="P3">10</text:p>
          </table:table-cell>
        </table:table-row>
        <table:table-row table:style-name="Table2.1">
          <table:table-cell table:style-name="Table2.A3" office:value-type="string">
            <text:p text:style-name="P3"><text:span text:style-name="T3">Friday</text:span><text:span text:style-name="T3">, Nov 5</text:span></text:p>
          </table:table-cell>
          <table:table-cell table:style-name="Table2.B3" office:value-type="string">
            <text:p text:style-name="P5"><text:s/>Treatment</text:p>
          </table:table-cell>
          <table:table-cell table:style-name="Table2.C1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5">(LL-HL)</text:p>
          </table:table-cell>
          <table:table-cell table:style-name="Table2.B3" office:value-type="string">
            <text:p text:style-name="P6">9.00 (-60)</text:p>
          </table:table-cell>
          <table:table-cell table:style-name="Table2.C3" office:value-type="float" office:value="11">
            <text:p text:style-name="P6">11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0.00 (0</text:span><text:span text:style-name="T2">)</text:span></text:p>
          </table:table-cell>
          <table:table-cell table:style-name="Table2.C3" office:value-type="float" office:value="12">
            <text:p text:style-name="P3">12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0.05</text:span><text:span text:style-name="T2"> (5)</text:span></text:p>
          </table:table-cell>
          <table:table-cell table:style-name="Table2.C3" office:value-type="float" office:value="13">
            <text:p text:style-name="P3">13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0.1</text:span><text:span text:style-name="T2">0 (10)</text:span></text:p>
          </table:table-cell>
          <table:table-cell table:style-name="Table2.C3" office:value-type="float" office:value="14">
            <text:p text:style-name="P3">14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0.2</text:span><text:span text:style-name="T2">0 (20)</text:span></text:p>
          </table:table-cell>
          <table:table-cell table:style-name="Table2.C3" office:value-type="float" office:value="15">
            <text:p text:style-name="P3">15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0.40 (40</text:span><text:span text:style-name="T2">)</text:span></text:p>
          </table:table-cell>
          <table:table-cell table:style-name="Table2.C3" office:value-type="float" office:value="16">
            <text:p text:style-name="P3">16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1</text:span><text:span text:style-name="T2">.00 (60)</text:span></text:p>
          </table:table-cell>
          <table:table-cell table:style-name="Table2.C3" office:value-type="float" office:value="17">
            <text:p text:style-name="P3">17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2.00 (120</text:span><text:span text:style-name="T2">)</text:span></text:p>
          </table:table-cell>
          <table:table-cell table:style-name="Table2.C3" office:value-type="float" office:value="18">
            <text:p text:style-name="P3">18</text:p>
          </table:table-cell>
        </table:table-row>
        <table:table-row table:style-name="Table2.1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3"><text:span text:style-name="T2">14.00 (240</text:span><text:span text:style-name="T2">)</text:span></text:p>
          </table:table-cell>
          <table:table-cell table:style-name="Table2.C3" office:value-type="float" office:value="19">
            <text:p text:style-name="P3">19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3"><text:span text:style-name="T2">18.00 (480</text:span><text:span text:style-name="T2">)</text:span></text:p>
          </table:table-cell>
          <table:table-cell table:style-name="Table2.C3" office:value-type="float" office:value="20">
            <text:p text:style-name="P3">20</text:p>
          </table:table-cell>
        </table:table-row>
      </table:table>
      <text:p text:style-name="P1"/>
      <text:list xml:id="list1920836991" text:style-name="L2">
        <text:list-item>
          <text:p text:style-name="P9">Experimenter: see sampling scheme.</text:p>
        </text:list-item>
        <text:list-item>
          <text:p text:style-name="P9">For making extra technical replicates: please just add a followup number to sample ID. e.g. making two technical replicates from following sample ID would result in following sample Ids:</text:p>
          <text:p text:style-name="P10"><draw:line text:anchor-type="paragraph" draw:z-index="4" draw:style-name="gr1" draw:text-style-name="P12" svg:x1="1.5354in" svg:y1="0.3354in" svg:x2="2.3791in" svg:y2="0.3457in"><text:p/></draw:line><draw:line text:anchor-type="paragraph" draw:z-index="5" draw:style-name="gr1" draw:text-style-name="P12" svg:x1="1.5354in" svg:y1="0.3354in" svg:x2="2.4209in" svg:y2="0.5752in"><text:p/></draw:line><text:line-break/>1_5_17_2<text:tab/><text:tab/><text:tab/>1_5_17_2_1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1_5_17_2_2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457in" fo:margin-bottom="0.291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16:35:59</meta:creation-date>
    <dc:date>2010-10-28T14:48:14</dc:date>
    <meta:editing-duration>PT00H24M01S</meta:editing-duration>
    <meta:editing-cycles>4</meta:editing-cycles>
    <meta:generator>OpenOffice.org/3.2$Linux OpenOffice.org_project/320m19$Build-9505</meta:generator>
    <meta:document-statistic meta:table-count="1" meta:image-count="0" meta:object-count="0" meta:page-count="1" meta:paragraph-count="60" meta:word-count="182" meta:character-count="962"/>
  </office:meta>
</office:document-meta>
</file>